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1)</mtext>
            <mi/>
            <mstyle mathvariant="bold">
              <mrow>
                <mi>n</mi>
              </mrow>
            </mstyle>
            <mrow>
              <mi/>
              <mo stretchy="false">×</mo>
              <mi/>
            </mrow>
            <mrow>
              <mo stretchy="false">(</mo>
              <mrow>
                <mrow>
                  <msub>
                    <mrow>
                      <mstyle mathvariant="bold">
                        <mrow>
                          <mi>E</mi>
                        </mrow>
                      </mstyle>
                    </mrow>
                    <mn>2</mn>
                  </msub>
                  <mo stretchy="false">−</mo>
                  <msub>
                    <mrow>
                      <mstyle mathvariant="bold">
                        <mrow>
                          <mi>E</mi>
                        </mrow>
                      </mstyle>
                    </mrow>
                    <mn>1</mn>
                  </msub>
                </mrow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  <mtr>
        <mtd>
          <mrow>
            <mtext>2)</mtext>
            <mi/>
            <mstyle mathvariant="bold">
              <mrow>
                <mi>n</mi>
              </mrow>
            </mstyle>
            <mrow>
              <mi/>
              <mo stretchy="false">⋅</mo>
              <mi/>
            </mrow>
            <mrow>
              <mo stretchy="false">(</mo>
              <mrow>
                <mrow>
                  <msub>
                    <mrow>
                      <mstyle mathvariant="bold">
                        <mrow>
                          <mi>D</mi>
                        </mrow>
                      </mstyle>
                    </mrow>
                    <mn>2</mn>
                  </msub>
                  <mo stretchy="false">−</mo>
                  <msub>
                    <mrow>
                      <mstyle mathvariant="bold">
                        <mrow>
                          <mi>D</mi>
                        </mrow>
                      </mstyle>
                    </mrow>
                    <mn>1</mn>
                  </msub>
                </mrow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  <mtr>
        <mtd>
          <mrow>
            <mtext>3)</mtext>
            <mi/>
            <mstyle mathvariant="bold">
              <mrow>
                <mi>n</mi>
              </mrow>
            </mstyle>
            <mrow>
              <mi/>
              <mo stretchy="false">×</mo>
              <mi/>
            </mrow>
            <mrow>
              <mo stretchy="false">(</mo>
              <mrow>
                <mrow>
                  <msub>
                    <mrow>
                      <mstyle mathvariant="bold">
                        <mrow>
                          <mi>H</mi>
                        </mrow>
                      </mstyle>
                    </mrow>
                    <mn>2</mn>
                  </msub>
                  <mo stretchy="false">−</mo>
                  <msub>
                    <mrow>
                      <mstyle mathvariant="bold">
                        <mrow>
                          <mi>H</mi>
                        </mrow>
                      </mstyle>
                    </mrow>
                    <mn>1</mn>
                  </msub>
                </mrow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  <mtr>
        <mtd>
          <mrow>
            <mtext>4)</mtext>
            <mi/>
            <mstyle mathvariant="bold">
              <mrow>
                <mi>n</mi>
              </mrow>
            </mstyle>
            <mrow>
              <mi/>
              <mo stretchy="false">⋅</mo>
              <mi/>
            </mrow>
            <mrow>
              <mo stretchy="false">(</mo>
              <mrow>
                <mrow>
                  <msub>
                    <mrow>
                      <mstyle mathvariant="bold">
                        <mrow>
                          <mi>B</mi>
                        </mrow>
                      </mstyle>
                    </mrow>
                    <mn>2</mn>
                  </msub>
                  <mo stretchy="false">−</mo>
                  <msub>
                    <mrow>
                      <mstyle mathvariant="bold">
                        <mrow>
                          <mi>B</mi>
                        </mrow>
                      </mstyle>
                    </mrow>
                    <mn>1</mn>
                  </msub>
                </mrow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</mtable>
    <annotation encoding="StarMath 5.0">"1)" ~ bold n `times` ({bold E}_2 - {bold E}_1 ) `=` 0 newline
"2)" ~ bold n `cdot` ({bold D}_2 - {bold D}_1 ) `=` 0 newline
"3)" ~ bold n `times` ({bold H}_2 - {bold H}_1 ) `=` 0 newline
"4)" ~ bold n `cdot` ({bold B}_2 - {bold B}_1 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2:11:26.317000000</meta:creation-date>
    <meta:generator>LibreOffice/4.1.4.2$Windows_x86 LibreOffice_project/0a0440ccc0227ad9829de5f46be37cfb6edcf72</meta:generator>
  </office:meta>
</office:document-meta>
</file>